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00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ff972f"/>
    </style:style>
    <style:style style:name="ce3" style:family="table-cell" style:parent-style-name="Default">
      <style:text-properties fo:color="#ffffff"/>
    </style:style>
    <style:style style:name="ce4" style:family="table-cell" style:parent-style-name="Default">
      <style:table-cell-properties fo:background-color="#729fcf"/>
      <style:text-properties fo:color="#ffffff"/>
    </style:style>
    <style:style style:name="ce5" style:family="table-cell" style:parent-style-name="Default">
      <style:table-cell-properties fo:background-color="#00a933"/>
    </style:style>
    <style:style style:name="ce6" style:family="table-cell" style:parent-style-name="Default">
      <style:table-cell-properties fo:background-color="#ffffff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7cm" svg:height="9.005cm" svg:x="23.018cm" svg:y="31.688cm">
            <draw:object draw:notify-on-update-of-ranges="Sheet1.E73:Sheet1.E73 Sheet1.E74:Sheet1.E91 Sheet1.F73:Sheet1.F73 Sheet1.F74:Sheet1.F91 Sheet1.G73:Sheet1.G73 Sheet1.G74:Sheet1.G91 Sheet1.H73:Sheet1.H73 Sheet1.H74:Sheet1.H9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row table:style-name="ro1">
          <table:table-cell table:style-name="ce1" office:value-type="string" calcext:value-type="string">
            <text:p>Peso</text:p>
          </table:table-cell>
          <table:table-cell table:style-name="ce1" office:value-type="string" calcext:value-type="string">
            <text:p>Età</text:p>
          </table:table-cell>
          <table:table-cell table:number-columns-repeated="9"/>
        </table:table-row>
        <table:table-row table:style-name="ro1">
          <table:table-cell table:formula="of:= RANDBETWEEN(10;200)" office:value-type="float" office:value="174" calcext:value-type="float">
            <text:p>174</text:p>
          </table:table-cell>
          <table:table-cell table:formula="of:= RANDBETWEEN(1;100)" office:value-type="float" office:value="55" calcext:value-type="float">
            <text:p>55</text:p>
          </table:table-cell>
          <table:table-cell table:number-columns-repeated="9"/>
        </table:table-row>
        <table:table-row table:style-name="ro1">
          <table:table-cell table:formula="of:= RANDBETWEEN(10;200)" office:value-type="float" office:value="17" calcext:value-type="float">
            <text:p>17</text:p>
          </table:table-cell>
          <table:table-cell table:formula="of:= RANDBETWEEN(1;100)" office:value-type="float" office:value="42" calcext:value-type="float">
            <text:p>42</text:p>
          </table:table-cell>
          <table:table-cell table:number-columns-repeated="4"/>
          <table:table-cell table:style-name="ce5" office:value-type="string" calcext:value-type="string">
            <text:p><text:span text:style-name="T1">Peso</text:span></text:p>
          </table:table-cell>
          <table:table-cell table:style-name="ce5" office:value-type="string" calcext:value-type="string">
            <text:p><text:span text:style-name="T1">Età</text:span></text:p>
          </table:table-cell>
          <table:table-cell table:number-columns-repeated="3"/>
        </table:table-row>
        <table:table-row table:style-name="ro1">
          <table:table-cell table:formula="of:= RANDBETWEEN(10;200)" office:value-type="float" office:value="51" calcext:value-type="float">
            <text:p>51</text:p>
          </table:table-cell>
          <table:table-cell table:formula="of:= RANDBETWEEN(1;100)" office:value-type="float" office:value="69" calcext:value-type="float">
            <text:p>69</text:p>
          </table:table-cell>
          <table:table-cell table:number-columns-repeated="3"/>
          <table:table-cell table:style-name="ce5" office:value-type="string" calcext:value-type="string">
            <text:p>Mean</text:p>
          </table:table-cell>
          <table:table-cell table:formula="of:=AVERAGE([.$A$1:.$A$19])" office:value-type="float" office:value="91.0555555555556" calcext:value-type="float">
            <text:p>91.0555555555556</text:p>
          </table:table-cell>
          <table:table-cell table:formula="of:=AVERAGE([.$B$1:.$B$19])" office:value-type="float" office:value="50.9444444444444" calcext:value-type="float">
            <text:p>50.9444444444444</text:p>
          </table:table-cell>
          <table:table-cell table:number-columns-repeated="3"/>
        </table:table-row>
        <table:table-row table:style-name="ro1">
          <table:table-cell table:formula="of:= RANDBETWEEN(10;200)" office:value-type="float" office:value="180" calcext:value-type="float">
            <text:p>180</text:p>
          </table:table-cell>
          <table:table-cell table:formula="of:= RANDBETWEEN(1;100)" office:value-type="float" office:value="1" calcext:value-type="float">
            <text:p>1</text:p>
          </table:table-cell>
          <table:table-cell table:number-columns-repeated="3"/>
          <table:table-cell table:style-name="ce5" office:value-type="string" calcext:value-type="string">
            <text:p>Standard Error</text:p>
          </table:table-cell>
          <table:table-cell table:formula="of:=SQRT(VAR([.$A$1:.$A$19])/COUNT([.$A$1:.$A$19]))" office:value-type="float" office:value="11.3815216088259" calcext:value-type="float">
            <text:p>11.3815216088259</text:p>
          </table:table-cell>
          <table:table-cell table:formula="of:=SQRT(VAR([.$B$1:.$B$19])/COUNT([.$B$1:.$B$19]))" office:value-type="float" office:value="6.78303931637327" calcext:value-type="float">
            <text:p>6.78303931637327</text:p>
          </table:table-cell>
          <table:table-cell table:number-columns-repeated="3"/>
        </table:table-row>
        <table:table-row table:style-name="ro1">
          <table:table-cell table:formula="of:= RANDBETWEEN(10;200)" office:value-type="float" office:value="68" calcext:value-type="float">
            <text:p>68</text:p>
          </table:table-cell>
          <table:table-cell table:formula="of:= RANDBETWEEN(1;100)" office:value-type="float" office:value="53" calcext:value-type="float">
            <text:p>53</text:p>
          </table:table-cell>
          <table:table-cell table:number-columns-repeated="3"/>
          <table:table-cell table:style-name="ce5" office:value-type="string" calcext:value-type="string">
            <text:p>Mode</text:p>
          </table:table-cell>
          <table:table-cell table:formula="of:=MODE([.$A$1:.$A$19])" office:value-type="float" office:value="51" calcext:value-type="float">
            <text:p>51</text:p>
          </table:table-cell>
          <table:table-cell table:formula="of:=MODE([.$B$1:.$B$19])" office:value-type="string" office:string-value="" calcext:value-type="error">
            <text:p>#VALUE!</text:p>
          </table:table-cell>
          <table:table-cell table:number-columns-repeated="3"/>
        </table:table-row>
        <table:table-row table:style-name="ro1">
          <table:table-cell table:formula="of:= RANDBETWEEN(10;200)" office:value-type="float" office:value="92" calcext:value-type="float">
            <text:p>92</text:p>
          </table:table-cell>
          <table:table-cell table:formula="of:= RANDBETWEEN(1;100)" office:value-type="float" office:value="38" calcext:value-type="float">
            <text:p>38</text:p>
          </table:table-cell>
          <table:table-cell table:number-columns-repeated="3"/>
          <table:table-cell table:style-name="ce5" office:value-type="string" calcext:value-type="string">
            <text:p>Median</text:p>
          </table:table-cell>
          <table:table-cell table:formula="of:=MEDIAN([.$A$1:.$A$19])" office:value-type="float" office:value="87" calcext:value-type="float">
            <text:p>87</text:p>
          </table:table-cell>
          <table:table-cell table:formula="of:=MEDIAN([.$B$1:.$B$19])" office:value-type="float" office:value="49.5" calcext:value-type="float">
            <text:p>49.5</text:p>
          </table:table-cell>
          <table:table-cell table:number-columns-repeated="3"/>
        </table:table-row>
        <table:table-row table:style-name="ro1">
          <table:table-cell table:formula="of:= RANDBETWEEN(10;200)" office:value-type="float" office:value="90" calcext:value-type="float">
            <text:p>90</text:p>
          </table:table-cell>
          <table:table-cell table:formula="of:= RANDBETWEEN(1;100)" office:value-type="float" office:value="83" calcext:value-type="float">
            <text:p>83</text:p>
          </table:table-cell>
          <table:table-cell table:number-columns-repeated="3"/>
          <table:table-cell table:style-name="ce5" office:value-type="string" calcext:value-type="string">
            <text:p>First Quartile</text:p>
          </table:table-cell>
          <table:table-cell table:formula="of:=QUARTILE([.$A$1:.$A$19]; 1)" office:value-type="float" office:value="53" calcext:value-type="float">
            <text:p>53</text:p>
          </table:table-cell>
          <table:table-cell table:formula="of:=QUARTILE([.$B$1:.$B$19]; 1)" office:value-type="float" office:value="37.25" calcext:value-type="float">
            <text:p>37.25</text:p>
          </table:table-cell>
          <table:table-cell table:number-columns-repeated="3"/>
        </table:table-row>
        <table:table-row table:style-name="ro1">
          <table:table-cell table:formula="of:= RANDBETWEEN(10;200)" office:value-type="float" office:value="98" calcext:value-type="float">
            <text:p>98</text:p>
          </table:table-cell>
          <table:table-cell table:formula="of:= RANDBETWEEN(1;100)" office:value-type="float" office:value="28" calcext:value-type="float">
            <text:p>28</text:p>
          </table:table-cell>
          <table:table-cell table:number-columns-repeated="3"/>
          <table:table-cell table:style-name="ce5" office:value-type="string" calcext:value-type="string">
            <text:p>Third Quartile</text:p>
          </table:table-cell>
          <table:table-cell table:formula="of:=QUARTILE([.$A$1:.$A$19]; 3)" office:value-type="float" office:value="113" calcext:value-type="float">
            <text:p>113</text:p>
          </table:table-cell>
          <table:table-cell table:formula="of:=QUARTILE([.$B$1:.$B$19]; 3)" office:value-type="float" office:value="68.5" calcext:value-type="float">
            <text:p>68.5</text:p>
          </table:table-cell>
          <table:table-cell table:number-columns-repeated="3"/>
        </table:table-row>
        <table:table-row table:style-name="ro1">
          <table:table-cell table:formula="of:= RANDBETWEEN(10;200)" office:value-type="float" office:value="158" calcext:value-type="float">
            <text:p>158</text:p>
          </table:table-cell>
          <table:table-cell table:formula="of:= RANDBETWEEN(1;100)" office:value-type="float" office:value="16" calcext:value-type="float">
            <text:p>16</text:p>
          </table:table-cell>
          <table:table-cell table:number-columns-repeated="3"/>
          <table:table-cell table:style-name="ce5" office:value-type="string" calcext:value-type="string">
            <text:p>Variance</text:p>
          </table:table-cell>
          <table:table-cell table:formula="of:=VAR([.$A$1:.$A$19])" office:value-type="float" office:value="2331.70261437908" calcext:value-type="float">
            <text:p>2331.70261437908</text:p>
          </table:table-cell>
          <table:table-cell table:formula="of:=VAR([.$B$1:.$B$19])" office:value-type="float" office:value="828.173202614379" calcext:value-type="float">
            <text:p>828.173202614379</text:p>
          </table:table-cell>
          <table:table-cell table:number-columns-repeated="3"/>
        </table:table-row>
        <table:table-row table:style-name="ro1">
          <table:table-cell table:formula="of:= RANDBETWEEN(10;200)" office:value-type="float" office:value="40" calcext:value-type="float">
            <text:p>40</text:p>
          </table:table-cell>
          <table:table-cell table:formula="of:= RANDBETWEEN(1;100)" office:value-type="float" office:value="57" calcext:value-type="float">
            <text:p>57</text:p>
          </table:table-cell>
          <table:table-cell table:number-columns-repeated="3"/>
          <table:table-cell table:style-name="ce5" office:value-type="string" calcext:value-type="string">
            <text:p>Standard Deviation</text:p>
          </table:table-cell>
          <table:table-cell table:formula="of:=STDEV([.$A$1:.$A$19])" office:value-type="float" office:value="48.2877066589322" calcext:value-type="float">
            <text:p>48.2877066589322</text:p>
          </table:table-cell>
          <table:table-cell table:formula="of:=STDEV([.$B$1:.$B$19])" office:value-type="float" office:value="28.777998585975" calcext:value-type="float">
            <text:p>28.777998585975</text:p>
          </table:table-cell>
          <table:table-cell table:number-columns-repeated="3"/>
        </table:table-row>
        <table:table-row table:style-name="ro1">
          <table:table-cell table:formula="of:= RANDBETWEEN(10;200)" office:value-type="float" office:value="104" calcext:value-type="float">
            <text:p>104</text:p>
          </table:table-cell>
          <table:table-cell table:formula="of:= RANDBETWEEN(1;100)" office:value-type="float" office:value="46" calcext:value-type="float">
            <text:p>46</text:p>
          </table:table-cell>
          <table:table-cell table:number-columns-repeated="3"/>
          <table:table-cell table:style-name="ce5" office:value-type="string" calcext:value-type="string">
            <text:p>Kurtosis</text:p>
          </table:table-cell>
          <table:table-cell table:formula="of:=KURT([.$A$1:.$A$19])" office:value-type="float" office:value="-0.652191527769507" calcext:value-type="float">
            <text:p>-0.652191527769507</text:p>
          </table:table-cell>
          <table:table-cell table:formula="of:=KURT([.$B$1:.$B$19])" office:value-type="float" office:value="-0.559627462018545" calcext:value-type="float">
            <text:p>-0.559627462018545</text:p>
          </table:table-cell>
          <table:table-cell table:number-columns-repeated="3"/>
        </table:table-row>
        <table:table-row table:style-name="ro1">
          <table:table-cell table:formula="of:= RANDBETWEEN(10;200)" office:value-type="float" office:value="151" calcext:value-type="float">
            <text:p>151</text:p>
          </table:table-cell>
          <table:table-cell table:formula="of:= RANDBETWEEN(1;100)" office:value-type="float" office:value="97" calcext:value-type="float">
            <text:p>97</text:p>
          </table:table-cell>
          <table:table-cell table:number-columns-repeated="3"/>
          <table:table-cell table:style-name="ce5" office:value-type="string" calcext:value-type="string">
            <text:p>Skewness</text:p>
          </table:table-cell>
          <table:table-cell table:formula="of:=SKEW([.$A$1:.$A$19])" office:value-type="float" office:value="0.569877250355282" calcext:value-type="float">
            <text:p>0.569877250355282</text:p>
          </table:table-cell>
          <table:table-cell table:formula="of:=SKEW([.$B$1:.$B$19])" office:value-type="float" office:value="0.016475262207389" calcext:value-type="float">
            <text:p>0.016475262207389</text:p>
          </table:table-cell>
          <table:table-cell table:number-columns-repeated="3"/>
        </table:table-row>
        <table:table-row table:style-name="ro1">
          <table:table-cell table:formula="of:= RANDBETWEEN(10;200)" office:value-type="float" office:value="116" calcext:value-type="float">
            <text:p>116</text:p>
          </table:table-cell>
          <table:table-cell table:formula="of:= RANDBETWEEN(1;100)" office:value-type="float" office:value="5" calcext:value-type="float">
            <text:p>5</text:p>
          </table:table-cell>
          <table:table-cell table:number-columns-repeated="3"/>
          <table:table-cell table:style-name="ce5" office:value-type="string" calcext:value-type="string">
            <text:p>Range</text:p>
          </table:table-cell>
          <table:table-cell table:formula="of:=MAX([.$A$1:.$A$19])-MIN([.$A$1:.$A$19])" office:value-type="float" office:value="163" calcext:value-type="float">
            <text:p>163</text:p>
          </table:table-cell>
          <table:table-cell table:formula="of:=MAX([.$B$1:.$B$19])-MIN([.$B$1:.$B$19])" office:value-type="float" office:value="99" calcext:value-type="float">
            <text:p>99</text:p>
          </table:table-cell>
          <table:table-cell table:number-columns-repeated="3"/>
        </table:table-row>
        <table:table-row table:style-name="ro1">
          <table:table-cell table:formula="of:= RANDBETWEEN(10;200)" office:value-type="float" office:value="84" calcext:value-type="float">
            <text:p>84</text:p>
          </table:table-cell>
          <table:table-cell table:formula="of:= RANDBETWEEN(1;100)" office:value-type="float" office:value="67" calcext:value-type="float">
            <text:p>67</text:p>
          </table:table-cell>
          <table:table-cell table:number-columns-repeated="3"/>
          <table:table-cell table:style-name="ce5" office:value-type="string" calcext:value-type="string">
            <text:p>Minimum</text:p>
          </table:table-cell>
          <table:table-cell table:formula="of:=MIN([.$A$1:.$A$19])" office:value-type="float" office:value="17" calcext:value-type="float">
            <text:p>17</text:p>
          </table:table-cell>
          <table:table-cell table:formula="of:=MIN([.$B$1:.$B$19]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 RANDBETWEEN(10;200)" office:value-type="float" office:value="59" calcext:value-type="float">
            <text:p>59</text:p>
          </table:table-cell>
          <table:table-cell table:formula="of:= RANDBETWEEN(1;100)" office:value-type="float" office:value="37" calcext:value-type="float">
            <text:p>37</text:p>
          </table:table-cell>
          <table:table-cell table:number-columns-repeated="3"/>
          <table:table-cell table:style-name="ce5" office:value-type="string" calcext:value-type="string">
            <text:p>Maximum</text:p>
          </table:table-cell>
          <table:table-cell table:formula="of:=MAX([.$A$1:.$A$19])" office:value-type="float" office:value="180" calcext:value-type="float">
            <text:p>180</text:p>
          </table:table-cell>
          <table:table-cell table:formula="of:=MAX([.$B$1:.$B$19])"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table:formula="of:= RANDBETWEEN(10;200)" office:value-type="float" office:value="45" calcext:value-type="float">
            <text:p>45</text:p>
          </table:table-cell>
          <table:table-cell table:formula="of:= RANDBETWEEN(1;100)" office:value-type="float" office:value="41" calcext:value-type="float">
            <text:p>41</text:p>
          </table:table-cell>
          <table:table-cell table:number-columns-repeated="3"/>
          <table:table-cell table:style-name="ce5" office:value-type="string" calcext:value-type="string">
            <text:p>Sum</text:p>
          </table:table-cell>
          <table:table-cell table:formula="of:=SUM([.$A$1:.$A$19])" office:value-type="float" office:value="1639" calcext:value-type="float">
            <text:p>1639</text:p>
          </table:table-cell>
          <table:table-cell table:formula="of:=SUM([.$B$1:.$B$19])" office:value-type="float" office:value="917" calcext:value-type="float">
            <text:p>917</text:p>
          </table:table-cell>
          <table:table-cell table:number-columns-repeated="3"/>
        </table:table-row>
        <table:table-row table:style-name="ro1">
          <table:table-cell table:formula="of:= RANDBETWEEN(10;200)" office:value-type="float" office:value="61" calcext:value-type="float">
            <text:p>61</text:p>
          </table:table-cell>
          <table:table-cell table:formula="of:= RANDBETWEEN(1;100)" office:value-type="float" office:value="100" calcext:value-type="float">
            <text:p>100</text:p>
          </table:table-cell>
          <table:table-cell table:number-columns-repeated="3"/>
          <table:table-cell table:style-name="ce5" office:value-type="string" calcext:value-type="string">
            <text:p>Count</text:p>
          </table:table-cell>
          <table:table-cell table:formula="of:=COUNT([.$A$1:.$A$19])" office:value-type="float" office:value="18" calcext:value-type="float">
            <text:p>18</text:p>
          </table:table-cell>
          <table:table-cell table:formula="of:=COUNT([.$B$1:.$B$19])"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table:formula="of:= RANDBETWEEN(10;200)" office:value-type="float" office:value="51" calcext:value-type="float">
            <text:p>51</text:p>
          </table:table-cell>
          <table:table-cell table:formula="of:= RANDBETWEEN(1;100)"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<text:span text:style-name="T1">Regression</text:span>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2" office:value-type="string" calcext:value-type="string">
            <text:p>Regression Model</text:p>
          </table:table-cell>
          <table:table-cell table:style-name="ce2" office:value-type="string" calcext:value-type="string">
            <text:p>Linear</text:p>
          </table:table-cell>
          <table:table-cell table:number-columns-repeated="5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LINEST raw output</text:p>
          </table:table-cell>
          <table:table-cell table:number-columns-repeated="6"/>
        </table:table-row>
        <table:table-row table:style-name="ro1">
          <table:table-cell table:number-columns-repeated="4"/>
          <table:table-cell table:number-matrix-columns-spanned="2" table:number-matrix-rows-spanned="5" table:formula="of:=LINEST([.$A$2:.$A$19] ; [.$B$2:.$B$19] ; 1 ; 1)" office:value-type="float" office:value="-0.528728874086994" calcext:value-type="float">
            <text:p>-0.528728874086994</text:p>
          </table:table-cell>
          <table:table-cell office:value-type="float" office:value="117.991354307654" calcext:value-type="float">
            <text:p>117.991354307654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0.398114524215931" calcext:value-type="float">
            <text:p>0.398114524215931</text:p>
          </table:table-cell>
          <table:table-cell office:value-type="float" office:value="23.1369283075323" calcext:value-type="float">
            <text:p>23.1369283075323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0.0992919569387995" calcext:value-type="float">
            <text:p>0.0992919569387995</text:p>
          </table:table-cell>
          <table:table-cell office:value-type="float" office:value="47.2381705294876" calcext:value-type="float">
            <text:p>47.2381705294876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.76380273636887" calcext:value-type="float">
            <text:p>1.76380273636887</text:p>
          </table:table-cell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3935.82836487724" calcext:value-type="float">
            <text:p>3935.82836487724</text:p>
          </table:table-cell>
          <table:table-cell office:value-type="float" office:value="35703.1160795672" calcext:value-type="float">
            <text:p>35703.1160795672</text:p>
          </table:table-cell>
          <table:table-cell table:number-columns-repeated="5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4"/>
          <table:table-cell table:style-name="ce2" office:value-type="string" calcext:value-type="string">
            <text:p>Regression Statistics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2" office:value-type="string" calcext:value-type="string">
            <text:p>R^2</text:p>
          </table:table-cell>
          <table:table-cell table:formula="of:=[.$E$26]" office:value-type="float" office:value="0.0992919569387995" calcext:value-type="float">
            <text:p>0.0992919569387995</text:p>
          </table:table-cell>
          <table:table-cell table:number-columns-repeated="5"/>
        </table:table-row>
        <table:table-row table:style-name="ro1">
          <table:table-cell table:number-columns-repeated="4"/>
          <table:table-cell table:style-name="ce2" office:value-type="string" calcext:value-type="string">
            <text:p>Standard Error</text:p>
          </table:table-cell>
          <table:table-cell table:formula="of:=[.$F$26]" office:value-type="float" office:value="47.2381705294876" calcext:value-type="float">
            <text:p>47.2381705294876</text:p>
          </table:table-cell>
          <table:table-cell table:number-columns-repeated="5"/>
        </table:table-row>
        <table:table-row table:style-name="ro1">
          <table:table-cell table:number-columns-repeated="4"/>
          <table:table-cell table:style-name="ce2" office:value-type="string" calcext:value-type="string">
            <text:p>Count of x-variables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4"/>
          <table:table-cell table:style-name="ce2" office:value-type="string" calcext:value-type="string">
            <text:p>Observations</text:p>
          </table:table-cell>
          <table:table-cell table:formula="of:=18"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table:number-columns-repeated="4"/>
          <table:table-cell table:style-name="ce2" office:value-type="string" calcext:value-type="string">
            <text:p>Adjusted R^2</text:p>
          </table:table-cell>
          <table:table-cell table:formula="of:=1 - (1 - [.$E$26])*([.$F$34] - 1)/([.$F$34] - [.$F$33] - 1)" office:value-type="float" office:value="0.0429977042474744" calcext:value-type="float">
            <text:p>0.0429977042474744</text:p>
          </table:table-cell>
          <table:table-cell table:number-columns-repeated="5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Analysis of Variance (ANOVA)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ce2" office:value-type="string" calcext:value-type="string">
            <text:p>df</text:p>
          </table:table-cell>
          <table:table-cell table:style-name="ce2" office:value-type="string" calcext:value-type="string">
            <text:p>SS</text:p>
          </table:table-cell>
          <table:table-cell table:style-name="ce2" office:value-type="string" calcext:value-type="string">
            <text:p>MS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Significance F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Regression</text:p>
          </table:table-cell>
          <table:table-cell table:formula="of:=[.$F$33]" office:value-type="float" office:value="1" calcext:value-type="float">
            <text:p>1</text:p>
          </table:table-cell>
          <table:table-cell table:formula="of:=[.$E$28]" office:value-type="float" office:value="3935.82836487724" calcext:value-type="float">
            <text:p>3935.82836487724</text:p>
          </table:table-cell>
          <table:table-cell table:formula="of:=[.$E$28] / [.$F$39]" office:value-type="float" office:value="3935.82836487724" calcext:value-type="float">
            <text:p>3935.82836487724</text:p>
          </table:table-cell>
          <table:table-cell table:formula="of:=[.$E$27]" office:value-type="float" office:value="1.76380273636887" calcext:value-type="float">
            <text:p>1.76380273636887</text:p>
          </table:table-cell>
          <table:table-cell table:formula="of:=LEGACY.FDIST([.$E$27] ; [.$F$39] ; [.$F$27])" office:value-type="float" office:value="0.20278603792949" calcext:value-type="float">
            <text:p>0.20278603792949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Residual</text:p>
          </table:table-cell>
          <table:table-cell table:formula="of:=[.$F$27]" office:value-type="float" office:value="16" calcext:value-type="float">
            <text:p>16</text:p>
          </table:table-cell>
          <table:table-cell table:formula="of:=[.$F$28]" office:value-type="float" office:value="35703.1160795672" calcext:value-type="float">
            <text:p>35703.1160795672</text:p>
          </table:table-cell>
          <table:table-cell table:formula="of:=[.$F$28] / [.$F$27]" office:value-type="float" office:value="2231.44475497295" calcext:value-type="float">
            <text:p>2231.4447549729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Total</text:p>
          </table:table-cell>
          <table:table-cell table:formula="of:=[.$F$39] + [.$F$27]" office:value-type="float" office:value="17" calcext:value-type="float">
            <text:p>17</text:p>
          </table:table-cell>
          <table:table-cell table:formula="of:=[.$E$28] + [.$F$28]" office:value-type="float" office:value="39638.9444444444" calcext:value-type="float">
            <text:p>39638.9444444444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Confidence level</text:p>
          </table:table-cell>
          <table:table-cell office:value-type="float" office:value="0.95" calcext:value-type="float">
            <text:p>0.95</text:p>
          </table:table-cell>
          <table:table-cell table:number-columns-repeated="5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5"/>
          <table:table-cell table:style-name="ce2" office:value-type="string" calcext:value-type="string">
            <text:p>Coefficients</text:p>
          </table:table-cell>
          <table:table-cell table:style-name="ce2" office:value-type="string" calcext:value-type="string">
            <text:p>Standard Error</text:p>
          </table:table-cell>
          <table:table-cell table:style-name="ce2" office:value-type="string" calcext:value-type="string">
            <text:p>t-Statistic</text:p>
          </table:table-cell>
          <table:table-cell table:style-name="ce2" office:value-type="string" calcext:value-type="string">
            <text:p>P-value</text:p>
          </table:table-cell>
          <table:table-cell table:style-name="ce2" table:formula="of:=COM.MICROSOFT.CONCAT(&quot;Lower &quot; ; INT([.$F$43] * 100) ; &quot;%&quot;)" office:value-type="string" office:string-value="Lower 95%" calcext:value-type="string">
            <text:p>Lower 95%</text:p>
          </table:table-cell>
          <table:table-cell table:style-name="ce2" table:formula="of:=COM.MICROSOFT.CONCAT(&quot;Upper &quot; ; INT([.$F$43] * 100) ; &quot;%&quot;)" office:value-type="string" office:string-value="Upper 95%" calcext:value-type="string">
            <text:p>Upper 95%</text:p>
          </table:table-cell>
        </table:table-row>
        <table:table-row table:style-name="ro1">
          <table:table-cell table:number-columns-repeated="4"/>
          <table:table-cell table:formula="of:=&quot;Intercept&quot;" office:value-type="string" office:string-value="Intercept" calcext:value-type="string">
            <text:p>Intercept</text:p>
          </table:table-cell>
          <table:table-cell table:number-matrix-columns-spanned="1" table:number-matrix-rows-spanned="2" table:formula="of:=INDEX([.$E$24:.$F$24]; 1 ; 48 - ROW())" office:value-type="float" office:value="117.991354307654" calcext:value-type="float">
            <text:p>117.991354307654</text:p>
          </table:table-cell>
          <table:table-cell table:number-matrix-columns-spanned="1" table:number-matrix-rows-spanned="2" table:formula="of:=INDEX([.$E$25:.$F$25]; 1 ; 48 - ROW())" office:value-type="float" office:value="23.1369283075323" calcext:value-type="float">
            <text:p>23.1369283075323</text:p>
          </table:table-cell>
          <table:table-cell table:number-matrix-columns-spanned="1" table:number-matrix-rows-spanned="2" table:formula="of:=[.$F$46:.$F$47] / [.$G$46:.$G$47]" office:value-type="float" office:value="5.09969831514937" calcext:value-type="float">
            <text:p>5.09969831514937</text:p>
          </table:table-cell>
          <table:table-cell table:number-matrix-columns-spanned="1" table:number-matrix-rows-spanned="2" table:formula="of:=LEGACY.TDIST(ABS([.$H$46:.$H$47]) ; [.$F$27] ; 2 )" office:value-type="float" office:value="0.000107090709915834" calcext:value-type="float">
            <text:p>0.000107090709915834</text:p>
          </table:table-cell>
          <table:table-cell table:number-matrix-columns-spanned="1" table:number-matrix-rows-spanned="2" table:formula="of:=[.$F$46:.$F$47] - [.$G$46:.$G$47] * TINV(1 - [.$F$43] ; [.$F$27])" office:value-type="float" office:value="68.9432573808142" calcext:value-type="float">
            <text:p>68.9432573808142</text:p>
          </table:table-cell>
          <table:table-cell table:number-matrix-columns-spanned="1" table:number-matrix-rows-spanned="2" table:formula="of:=[.$F$46:.$F$47] + [.$G$46:.$G$47] * TINV(1 - [.$F$43] ; [.$F$27])" office:value-type="float" office:value="167.039451234494" calcext:value-type="float">
            <text:p>167.039451234494</text:p>
          </table:table-cell>
        </table:table-row>
        <table:table-row table:style-name="ro1">
          <table:table-cell table:number-columns-repeated="4"/>
          <table:table-cell table:formula="of:=[.$B$1]" office:value-type="string" office:string-value="Età" calcext:value-type="string">
            <text:p>Età</text:p>
          </table:table-cell>
          <table:table-cell office:value-type="float" office:value="-0.528728874086994" calcext:value-type="float">
            <text:p>-0.528728874086994</text:p>
          </table:table-cell>
          <table:table-cell office:value-type="float" office:value="0.398114524215931" calcext:value-type="float">
            <text:p>0.398114524215931</text:p>
          </table:table-cell>
          <table:table-cell office:value-type="float" office:value="-1.3280823530071" calcext:value-type="float">
            <text:p>-1.3280823530071</text:p>
          </table:table-cell>
          <table:table-cell office:value-type="float" office:value="0.20278603792949" calcext:value-type="float">
            <text:p>0.20278603792949</text:p>
          </table:table-cell>
          <table:table-cell office:value-type="float" office:value="-1.37269396366929" calcext:value-type="float">
            <text:p>-1.37269396366929</text:p>
          </table:table-cell>
          <table:table-cell office:value-type="float" office:value="0.315236215495306" calcext:value-type="float">
            <text:p>0.315236215495306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number-columns-repeated="4"/>
          <table:table-cell table:style-name="ce1" table:formula="of:=[.$B$1]" office:value-type="string" office:string-value="Età" calcext:value-type="string">
            <text:p>Età</text:p>
          </table:table-cell>
          <table:table-cell table:style-name="ce1" office:value-type="string" calcext:value-type="string">
            <text:p>Predicted y</text:p>
          </table:table-cell>
          <table:table-cell table:style-name="ce1" table:formula="of:=[.$A$1]" office:value-type="string" office:string-value="Peso" calcext:value-type="string">
            <text:p>Peso</text:p>
          </table:table-cell>
          <table:table-cell table:style-name="ce1" office:value-type="string" calcext:value-type="string">
            <text:p>Residual</text:p>
          </table:table-cell>
          <table:table-cell table:number-columns-repeated="3"/>
        </table:table-row>
        <table:table-row table:style-name="ro1">
          <table:table-cell table:number-columns-repeated="4"/>
          <table:table-cell table:number-matrix-columns-spanned="1" table:number-matrix-rows-spanned="18" table:formula="of:=[.$B$2:.$B$19]" office:value-type="float" office:value="55" calcext:value-type="float">
            <text:p>55</text:p>
          </table:table-cell>
          <table:table-cell table:number-matrix-columns-spanned="1" table:number-matrix-rows-spanned="18" table:formula="of:=MMULT([.$E$50:.$E$67] ; [.$F$47]) + [.$F$46]" office:value-type="float" office:value="88.9112662328694" calcext:value-type="float">
            <text:p>88.9112662328694</text:p>
          </table:table-cell>
          <table:table-cell table:number-matrix-columns-spanned="1" table:number-matrix-rows-spanned="18" table:formula="of:=[.$A$2:.$A$19]" office:value-type="float" office:value="174" calcext:value-type="float">
            <text:p>174</text:p>
          </table:table-cell>
          <table:table-cell table:number-matrix-columns-spanned="1" table:number-matrix-rows-spanned="18" table:formula="of:=[.$G$50:.$G$67] - [.$F$50:.$F$67]" office:value-type="float" office:value="85.0887337671306" calcext:value-type="float">
            <text:p>85.0887337671306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42" calcext:value-type="float">
            <text:p>42</text:p>
          </table:table-cell>
          <table:table-cell office:value-type="float" office:value="95.7847415960003" calcext:value-type="float">
            <text:p>95.7847415960003</text:p>
          </table:table-cell>
          <table:table-cell office:value-type="float" office:value="17" calcext:value-type="float">
            <text:p>17</text:p>
          </table:table-cell>
          <table:table-cell office:value-type="float" office:value="-78.7847415960003" calcext:value-type="float">
            <text:p>-78.7847415960003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69" calcext:value-type="float">
            <text:p>69</text:p>
          </table:table-cell>
          <table:table-cell office:value-type="float" office:value="81.5090619956515" calcext:value-type="float">
            <text:p>81.5090619956515</text:p>
          </table:table-cell>
          <table:table-cell table:style-name="ce6" office:value-type="float" office:value="51" calcext:value-type="float">
            <text:p>51</text:p>
          </table:table-cell>
          <table:table-cell table:style-name="ce6" office:value-type="float" office:value="-30.5090619956515" calcext:value-type="float">
            <text:p>-30.5090619956515</text:p>
          </table:table-cell>
          <table:table-cell table:style-name="ce6" table:number-columns-repeated="2"/>
          <table:table-cell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117.462625433567" calcext:value-type="float">
            <text:p>117.462625433567</text:p>
          </table:table-cell>
          <table:table-cell office:value-type="float" office:value="180" calcext:value-type="float">
            <text:p>180</text:p>
          </table:table-cell>
          <table:table-cell office:value-type="float" office:value="62.5373745664329" calcext:value-type="float">
            <text:p>62.5373745664329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53" calcext:value-type="float">
            <text:p>53</text:p>
          </table:table-cell>
          <table:table-cell office:value-type="float" office:value="89.9687239810434" calcext:value-type="float">
            <text:p>89.9687239810434</text:p>
          </table:table-cell>
          <table:table-cell office:value-type="float" office:value="68" calcext:value-type="float">
            <text:p>68</text:p>
          </table:table-cell>
          <table:table-cell office:value-type="float" office:value="-21.9687239810434" calcext:value-type="float">
            <text:p>-21.9687239810434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38" calcext:value-type="float">
            <text:p>38</text:p>
          </table:table-cell>
          <table:table-cell office:value-type="float" office:value="97.8996570923483" calcext:value-type="float">
            <text:p>97.8996570923483</text:p>
          </table:table-cell>
          <table:table-cell office:value-type="float" office:value="92" calcext:value-type="float">
            <text:p>92</text:p>
          </table:table-cell>
          <table:table-cell office:value-type="float" office:value="-5.89965709234831" calcext:value-type="float">
            <text:p>-5.89965709234831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83" calcext:value-type="float">
            <text:p>83</text:p>
          </table:table-cell>
          <table:table-cell office:value-type="float" office:value="74.1068577584336" calcext:value-type="float">
            <text:p>74.1068577584336</text:p>
          </table:table-cell>
          <table:table-cell office:value-type="float" office:value="90" calcext:value-type="float">
            <text:p>90</text:p>
          </table:table-cell>
          <table:table-cell office:value-type="float" office:value="15.8931422415664" calcext:value-type="float">
            <text:p>15.8931422415664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28" calcext:value-type="float">
            <text:p>28</text:p>
          </table:table-cell>
          <table:table-cell office:value-type="float" office:value="103.186945833218" calcext:value-type="float">
            <text:p>103.186945833218</text:p>
          </table:table-cell>
          <table:table-cell office:value-type="float" office:value="98" calcext:value-type="float">
            <text:p>98</text:p>
          </table:table-cell>
          <table:table-cell office:value-type="float" office:value="-5.18694583321825" calcext:value-type="float">
            <text:p>-5.1869458332182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6" calcext:value-type="float">
            <text:p>16</text:p>
          </table:table-cell>
          <table:table-cell office:value-type="float" office:value="109.531692322262" calcext:value-type="float">
            <text:p>109.531692322262</text:p>
          </table:table-cell>
          <table:table-cell office:value-type="float" office:value="158" calcext:value-type="float">
            <text:p>158</text:p>
          </table:table-cell>
          <table:table-cell office:value-type="float" office:value="48.4683076777378" calcext:value-type="float">
            <text:p>48.4683076777378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57" calcext:value-type="float">
            <text:p>57</text:p>
          </table:table-cell>
          <table:table-cell office:value-type="float" office:value="87.8538084846954" calcext:value-type="float">
            <text:p>87.8538084846954</text:p>
          </table:table-cell>
          <table:table-cell office:value-type="float" office:value="40" calcext:value-type="float">
            <text:p>40</text:p>
          </table:table-cell>
          <table:table-cell office:value-type="float" office:value="-47.8538084846954" calcext:value-type="float">
            <text:p>-47.8538084846954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46" calcext:value-type="float">
            <text:p>46</text:p>
          </table:table-cell>
          <table:table-cell office:value-type="float" office:value="93.6698260996524" calcext:value-type="float">
            <text:p>93.6698260996524</text:p>
          </table:table-cell>
          <table:table-cell office:value-type="float" office:value="104" calcext:value-type="float">
            <text:p>104</text:p>
          </table:table-cell>
          <table:table-cell office:value-type="float" office:value="10.3301739003476" calcext:value-type="float">
            <text:p>10.3301739003476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97" calcext:value-type="float">
            <text:p>97</text:p>
          </table:table-cell>
          <table:table-cell office:value-type="float" office:value="66.7046535212157" calcext:value-type="float">
            <text:p>66.7046535212157</text:p>
          </table:table-cell>
          <table:table-cell office:value-type="float" office:value="151" calcext:value-type="float">
            <text:p>151</text:p>
          </table:table-cell>
          <table:table-cell office:value-type="float" office:value="84.2953464787843" calcext:value-type="float">
            <text:p>84.2953464787843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115.347709937219" calcext:value-type="float">
            <text:p>115.347709937219</text:p>
          </table:table-cell>
          <table:table-cell office:value-type="float" office:value="116" calcext:value-type="float">
            <text:p>116</text:p>
          </table:table-cell>
          <table:table-cell office:value-type="float" office:value="0.652290062780907" calcext:value-type="float">
            <text:p>0.652290062780907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67" calcext:value-type="float">
            <text:p>67</text:p>
          </table:table-cell>
          <table:table-cell office:value-type="float" office:value="82.5665197438255" calcext:value-type="float">
            <text:p>82.5665197438255</text:p>
          </table:table-cell>
          <table:table-cell office:value-type="float" office:value="84" calcext:value-type="float">
            <text:p>84</text:p>
          </table:table-cell>
          <table:table-cell office:value-type="float" office:value="1.43348025617451" calcext:value-type="float">
            <text:p>1.43348025617451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37" calcext:value-type="float">
            <text:p>37</text:p>
          </table:table-cell>
          <table:table-cell office:value-type="float" office:value="98.4283859664353" calcext:value-type="float">
            <text:p>98.4283859664353</text:p>
          </table:table-cell>
          <table:table-cell office:value-type="float" office:value="59" calcext:value-type="float">
            <text:p>59</text:p>
          </table:table-cell>
          <table:table-cell office:value-type="float" office:value="-39.4283859664353" calcext:value-type="float">
            <text:p>-39.4283859664353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41" calcext:value-type="float">
            <text:p>41</text:p>
          </table:table-cell>
          <table:table-cell office:value-type="float" office:value="96.3134704700873" calcext:value-type="float">
            <text:p>96.3134704700873</text:p>
          </table:table-cell>
          <table:table-cell office:value-type="float" office:value="45" calcext:value-type="float">
            <text:p>45</text:p>
          </table:table-cell>
          <table:table-cell office:value-type="float" office:value="-51.3134704700873" calcext:value-type="float">
            <text:p>-51.3134704700873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00" calcext:value-type="float">
            <text:p>100</text:p>
          </table:table-cell>
          <table:table-cell office:value-type="float" office:value="65.1184668989547" calcext:value-type="float">
            <text:p>65.1184668989547</text:p>
          </table:table-cell>
          <table:table-cell office:value-type="float" office:value="61" calcext:value-type="float">
            <text:p>61</text:p>
          </table:table-cell>
          <table:table-cell office:value-type="float" office:value="-4.11846689895469" calcext:value-type="float">
            <text:p>-4.11846689895469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82" calcext:value-type="float">
            <text:p>82</text:p>
          </table:table-cell>
          <table:table-cell office:value-type="float" office:value="74.6355866325206" calcext:value-type="float">
            <text:p>74.6355866325206</text:p>
          </table:table-cell>
          <table:table-cell office:value-type="float" office:value="51" calcext:value-type="float">
            <text:p>51</text:p>
          </table:table-cell>
          <table:table-cell office:value-type="float" office:value="-23.6355866325206" calcext:value-type="float">
            <text:p>-23.6355866325206</text:p>
          </table:table-cell>
          <table:table-cell table:number-columns-repeated="3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4"/>
          <table:table-cell table:style-name="ce3"/>
          <table:table-cell table:number-columns-repeated="6"/>
        </table:table-row>
        <table:table-row table:style-name="ro1">
          <table:table-cell table:number-columns-repeated="4"/>
          <table:table-cell table:style-name="ce4" office:value-type="string" calcext:value-type="string">
            <text:p>copiati I dati per grafico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4"/>
          <table:table-cell table:style-name="ce1" table:formula="of:=[.$B$1]" office:value-type="string" office:string-value="Età" calcext:value-type="string">
            <text:p>Età</text:p>
          </table:table-cell>
          <table:table-cell table:style-name="ce1" office:value-type="string" calcext:value-type="string">
            <text:p>Predicted y</text:p>
          </table:table-cell>
          <table:table-cell table:style-name="ce1" table:formula="of:=[.$A$1]" office:value-type="string" office:string-value="Peso" calcext:value-type="string">
            <text:p>Peso</text:p>
          </table:table-cell>
          <table:table-cell table:style-name="ce1" office:value-type="string" calcext:value-type="string">
            <text:p>Residual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8" calcext:value-type="float">
            <text:p>18</text:p>
          </table:table-cell>
          <table:table-cell office:value-type="float" office:value="101.67258690542" calcext:value-type="float">
            <text:p>101.67258690542</text:p>
          </table:table-cell>
          <table:table-cell office:value-type="float" office:value="154" calcext:value-type="float">
            <text:p>154</text:p>
          </table:table-cell>
          <table:table-cell office:value-type="float" office:value="52.3274130945801" calcext:value-type="float">
            <text:p>52.3274130945801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26" calcext:value-type="float">
            <text:p>26</text:p>
          </table:table-cell>
          <table:table-cell office:value-type="float" office:value="108.523230458049" calcext:value-type="float">
            <text:p>108.523230458049</text:p>
          </table:table-cell>
          <table:table-cell office:value-type="float" office:value="164" calcext:value-type="float">
            <text:p>164</text:p>
          </table:table-cell>
          <table:table-cell office:value-type="float" office:value="55.4767695419509" calcext:value-type="float">
            <text:p>55.4767695419509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33" calcext:value-type="float">
            <text:p>33</text:p>
          </table:table-cell>
          <table:table-cell office:value-type="float" office:value="102.556540912211" calcext:value-type="float">
            <text:p>102.556540912211</text:p>
          </table:table-cell>
          <table:table-cell office:value-type="float" office:value="120" calcext:value-type="float">
            <text:p>120</text:p>
          </table:table-cell>
          <table:table-cell office:value-type="float" office:value="17.4434590877892" calcext:value-type="float">
            <text:p>17.4434590877892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39" calcext:value-type="float">
            <text:p>39</text:p>
          </table:table-cell>
          <table:table-cell office:value-type="float" office:value="109.40718446484" calcext:value-type="float">
            <text:p>109.40718446484</text:p>
          </table:table-cell>
          <table:table-cell office:value-type="float" office:value="77" calcext:value-type="float">
            <text:p>77</text:p>
          </table:table-cell>
          <table:table-cell office:value-type="float" office:value="-32.40718446484" calcext:value-type="float">
            <text:p>-32.40718446484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39" calcext:value-type="float">
            <text:p>39</text:p>
          </table:table-cell>
          <table:table-cell office:value-type="float" office:value="107.749770702107" calcext:value-type="float">
            <text:p>107.749770702107</text:p>
          </table:table-cell>
          <table:table-cell office:value-type="float" office:value="164" calcext:value-type="float">
            <text:p>164</text:p>
          </table:table-cell>
          <table:table-cell office:value-type="float" office:value="56.2502292978929" calcext:value-type="float">
            <text:p>56.2502292978929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43" calcext:value-type="float">
            <text:p>43</text:p>
          </table:table-cell>
          <table:table-cell office:value-type="float" office:value="101.783081156269" calcext:value-type="float">
            <text:p>101.783081156269</text:p>
          </table:table-cell>
          <table:table-cell office:value-type="float" office:value="48" calcext:value-type="float">
            <text:p>48</text:p>
          </table:table-cell>
          <table:table-cell office:value-type="float" office:value="-53.7830811562688" calcext:value-type="float">
            <text:p>-53.7830811562688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43" calcext:value-type="float">
            <text:p>43</text:p>
          </table:table-cell>
          <table:table-cell office:value-type="float" office:value="103.550989169851" calcext:value-type="float">
            <text:p>103.550989169851</text:p>
          </table:table-cell>
          <table:table-cell office:value-type="float" office:value="13" calcext:value-type="float">
            <text:p>13</text:p>
          </table:table-cell>
          <table:table-cell office:value-type="float" office:value="-90.5509891698505" calcext:value-type="float">
            <text:p>-90.550989169850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52" calcext:value-type="float">
            <text:p>52</text:p>
          </table:table-cell>
          <table:table-cell office:value-type="float" office:value="100.788632898629" calcext:value-type="float">
            <text:p>100.788632898629</text:p>
          </table:table-cell>
          <table:table-cell office:value-type="float" office:value="141" calcext:value-type="float">
            <text:p>141</text:p>
          </table:table-cell>
          <table:table-cell office:value-type="float" office:value="40.2113671013709" calcext:value-type="float">
            <text:p>40.2113671013709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58" calcext:value-type="float">
            <text:p>58</text:p>
          </table:table-cell>
          <table:table-cell office:value-type="float" office:value="104.324448925793" calcext:value-type="float">
            <text:p>104.324448925793</text:p>
          </table:table-cell>
          <table:table-cell office:value-type="float" office:value="163" calcext:value-type="float">
            <text:p>163</text:p>
          </table:table-cell>
          <table:table-cell office:value-type="float" office:value="58.6755510742075" calcext:value-type="float">
            <text:p>58.675551074207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58" calcext:value-type="float">
            <text:p>58</text:p>
          </table:table-cell>
          <table:table-cell office:value-type="float" office:value="103.109012166455" calcext:value-type="float">
            <text:p>103.109012166455</text:p>
          </table:table-cell>
          <table:table-cell office:value-type="float" office:value="164" calcext:value-type="float">
            <text:p>164</text:p>
          </table:table-cell>
          <table:table-cell office:value-type="float" office:value="60.8909878335449" calcext:value-type="float">
            <text:p>60.8909878335449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64" calcext:value-type="float">
            <text:p>64</text:p>
          </table:table-cell>
          <table:table-cell office:value-type="float" office:value="104.987414430886" calcext:value-type="float">
            <text:p>104.987414430886</text:p>
          </table:table-cell>
          <table:table-cell office:value-type="float" office:value="21" calcext:value-type="float">
            <text:p>21</text:p>
          </table:table-cell>
          <table:table-cell office:value-type="float" office:value="-83.9874144308857" calcext:value-type="float">
            <text:p>-83.9874144308857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71" calcext:value-type="float">
            <text:p>71</text:p>
          </table:table-cell>
          <table:table-cell office:value-type="float" office:value="102.446046661362" calcext:value-type="float">
            <text:p>102.446046661362</text:p>
          </table:table-cell>
          <table:table-cell office:value-type="float" office:value="41" calcext:value-type="float">
            <text:p>41</text:p>
          </table:table-cell>
          <table:table-cell office:value-type="float" office:value="-61.4460466613619" calcext:value-type="float">
            <text:p>-61.4460466613619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75" calcext:value-type="float">
            <text:p>75</text:p>
          </table:table-cell>
          <table:table-cell office:value-type="float" office:value="106.644828193619" calcext:value-type="float">
            <text:p>106.644828193619</text:p>
          </table:table-cell>
          <table:table-cell office:value-type="float" office:value="81" calcext:value-type="float">
            <text:p>81</text:p>
          </table:table-cell>
          <table:table-cell office:value-type="float" office:value="-25.6448281936185" calcext:value-type="float">
            <text:p>-25.644828193618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80" calcext:value-type="float">
            <text:p>80</text:p>
          </table:table-cell>
          <table:table-cell office:value-type="float" office:value="107.086805197014" calcext:value-type="float">
            <text:p>107.086805197014</text:p>
          </table:table-cell>
          <table:table-cell office:value-type="float" office:value="171" calcext:value-type="float">
            <text:p>171</text:p>
          </table:table-cell>
          <table:table-cell office:value-type="float" office:value="63.913194802986" calcext:value-type="float">
            <text:p>63.913194802986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81" calcext:value-type="float">
            <text:p>81</text:p>
          </table:table-cell>
          <table:table-cell office:value-type="float" office:value="105.650379935979" calcext:value-type="float">
            <text:p>105.650379935979</text:p>
          </table:table-cell>
          <table:table-cell office:value-type="float" office:value="81" calcext:value-type="float">
            <text:p>81</text:p>
          </table:table-cell>
          <table:table-cell office:value-type="float" office:value="-24.6503799359788" calcext:value-type="float">
            <text:p>-24.6503799359788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87" calcext:value-type="float">
            <text:p>87</text:p>
          </table:table-cell>
          <table:table-cell office:value-type="float" office:value="106.644828193619" calcext:value-type="float">
            <text:p>106.644828193619</text:p>
          </table:table-cell>
          <table:table-cell office:value-type="float" office:value="76" calcext:value-type="float">
            <text:p>76</text:p>
          </table:table-cell>
          <table:table-cell office:value-type="float" office:value="-30.6448281936185" calcext:value-type="float">
            <text:p>-30.644828193618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88" calcext:value-type="float">
            <text:p>88</text:p>
          </table:table-cell>
          <table:table-cell office:value-type="float" office:value="104.987414430886" calcext:value-type="float">
            <text:p>104.987414430886</text:p>
          </table:table-cell>
          <table:table-cell office:value-type="float" office:value="176" calcext:value-type="float">
            <text:p>176</text:p>
          </table:table-cell>
          <table:table-cell office:value-type="float" office:value="71.0125855691143" calcext:value-type="float">
            <text:p>71.0125855691143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96" calcext:value-type="float">
            <text:p>96</text:p>
          </table:table-cell>
          <table:table-cell office:value-type="float" office:value="107.086805197014" calcext:value-type="float">
            <text:p>107.086805197014</text:p>
          </table:table-cell>
          <table:table-cell office:value-type="float" office:value="34" calcext:value-type="float">
            <text:p>34</text:p>
          </table:table-cell>
          <table:table-cell office:value-type="float" office:value="-73.086805197014" calcext:value-type="float">
            <text:p>-73.086805197014</text:p>
          </table:table-cell>
          <table:table-cell table:number-columns-repeated="3"/>
        </table:table-row>
      </table:table>
      <table:named-expressions/>
      <table:database-ranges>
        <table:database-range table:name="__Anonymous_Sheet_DB__0" table:target-range-address="Sheet1.E73:Sheet1.E91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2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7-28T16:40:44.522000000</meta:creation-date>
    <dc:date>2022-07-28T18:27:27.874000000</dc:date>
    <meta:editing-duration>PT1H36M26S</meta:editing-duration>
    <meta:editing-cycles>2</meta:editing-cycles>
    <meta:generator>LibreOffice/7.2.0.4$Windows_X86_64 LibreOffice_project/9a9c6381e3f7a62afc1329bd359cc48accb6435b</meta:generator>
    <meta:document-statistic meta:table-count="1" meta:cell-count="304" meta:object-count="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legend chart:legend-position="end" svg:x="12.908cm" svg:y="3.706cm" style:legend-expansion="high" chart:style-name="ch2"/>
        <chart:plot-area chart:style-name="ch3" table:cell-range-address="Sheet1.E73:Sheet1.H91" chart:data-source-has-labels="both" svg:x="0.319cm" svg:y="0.18cm" svg:width="12.27cm" svg:height="8.646cm">
          <chart:coordinate-region svg:x="1.231cm" svg:y="0.379cm" svg:width="11.171cm" svg:height="8.248cm"/>
          <chart:axis chart:dimension="x" chart:name="primary-x" chart:style-name="ch4" chartooo:axis-type="auto">
            <chartooo:date-scale/>
            <chart:categories table:cell-range-address="Sheet1.E74:Sheet1.E9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F74:Sheet1.F91" chart:label-cell-address="Sheet1.F73:Sheet1.F73" chart:class="chart:line">
            <chart:data-point chart:repeated="18"/>
          </chart:series>
          <chart:series chart:style-name="ch7" chart:values-cell-range-address="Sheet1.G74:Sheet1.G91" chart:label-cell-address="Sheet1.G73:Sheet1.G73" chart:class="chart:line">
            <chart:data-point chart:repeated="18"/>
          </chart:series>
          <chart:series chart:style-name="ch8" chart:values-cell-range-address="Sheet1.H74:Sheet1.H91" chart:label-cell-address="Sheet1.H73:Sheet1.H73" chart:class="chart:line">
            <chart:data-point chart:repeated="1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edicted y</text:p>
                <draw:g>
                  <svg:desc>Sheet1.F73:Sheet1.F73</svg:desc>
                </draw:g>
              </table:table-cell>
              <table:table-cell office:value-type="string">
                <text:p>Peso</text:p>
                <draw:g>
                  <svg:desc>Sheet1.G73:Sheet1.G73</svg:desc>
                </draw:g>
              </table:table-cell>
              <table:table-cell office:value-type="string">
                <text:p>Residual</text:p>
                <draw:g>
                  <svg:desc>Sheet1.H73:Sheet1.H73</svg:desc>
                </draw:g>
              </table:table-cell>
            </table:table-row>
          </table:table-header-rows>
          <table:table-rows>
            <table:table-row>
              <table:table-cell office:value-type="float" office:value="18">
                <text:p>18</text:p>
                <draw:g>
                  <svg:desc>Sheet1.E74:Sheet1.E91</svg:desc>
                </draw:g>
              </table:table-cell>
              <table:table-cell office:value-type="float" office:value="101.67258690542">
                <text:p>101.67258690542</text:p>
                <draw:g>
                  <svg:desc>Sheet1.F74:Sheet1.F91</svg:desc>
                </draw:g>
              </table:table-cell>
              <table:table-cell office:value-type="float" office:value="154">
                <text:p>154</text:p>
                <draw:g>
                  <svg:desc>Sheet1.G74:Sheet1.G91</svg:desc>
                </draw:g>
              </table:table-cell>
              <table:table-cell office:value-type="float" office:value="52.3274130945801">
                <text:p>52.3274130945801</text:p>
                <draw:g>
                  <svg:desc>Sheet1.H74:Sheet1.H91</svg:desc>
                </draw:g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108.523230458049">
                <text:p>108.523230458049</text:p>
              </table:table-cell>
              <table:table-cell office:value-type="float" office:value="164">
                <text:p>164</text:p>
              </table:table-cell>
              <table:table-cell office:value-type="float" office:value="55.4767695419509">
                <text:p>55.4767695419509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102.556540912211">
                <text:p>102.556540912211</text:p>
              </table:table-cell>
              <table:table-cell office:value-type="float" office:value="120">
                <text:p>120</text:p>
              </table:table-cell>
              <table:table-cell office:value-type="float" office:value="17.4434590877892">
                <text:p>17.4434590877892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109.40718446484">
                <text:p>109.40718446484</text:p>
              </table:table-cell>
              <table:table-cell office:value-type="float" office:value="77">
                <text:p>77</text:p>
              </table:table-cell>
              <table:table-cell office:value-type="float" office:value="-32.40718446484">
                <text:p>-32.40718446484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107.749770702107">
                <text:p>107.749770702107</text:p>
              </table:table-cell>
              <table:table-cell office:value-type="float" office:value="164">
                <text:p>164</text:p>
              </table:table-cell>
              <table:table-cell office:value-type="float" office:value="56.2502292978929">
                <text:p>56.2502292978929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101.783081156269">
                <text:p>101.783081156269</text:p>
              </table:table-cell>
              <table:table-cell office:value-type="float" office:value="48">
                <text:p>48</text:p>
              </table:table-cell>
              <table:table-cell office:value-type="float" office:value="-53.7830811562688">
                <text:p>-53.7830811562688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103.550989169851">
                <text:p>103.550989169851</text:p>
              </table:table-cell>
              <table:table-cell office:value-type="float" office:value="13">
                <text:p>13</text:p>
              </table:table-cell>
              <table:table-cell office:value-type="float" office:value="-90.5509891698505">
                <text:p>-90.5509891698505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100.788632898629">
                <text:p>100.788632898629</text:p>
              </table:table-cell>
              <table:table-cell office:value-type="float" office:value="141">
                <text:p>141</text:p>
              </table:table-cell>
              <table:table-cell office:value-type="float" office:value="40.2113671013709">
                <text:p>40.2113671013709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104.324448925793">
                <text:p>104.324448925793</text:p>
              </table:table-cell>
              <table:table-cell office:value-type="float" office:value="163">
                <text:p>163</text:p>
              </table:table-cell>
              <table:table-cell office:value-type="float" office:value="58.6755510742075">
                <text:p>58.6755510742075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103.109012166455">
                <text:p>103.109012166455</text:p>
              </table:table-cell>
              <table:table-cell office:value-type="float" office:value="164">
                <text:p>164</text:p>
              </table:table-cell>
              <table:table-cell office:value-type="float" office:value="60.8909878335449">
                <text:p>60.8909878335449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104.987414430886">
                <text:p>104.987414430886</text:p>
              </table:table-cell>
              <table:table-cell office:value-type="float" office:value="21">
                <text:p>21</text:p>
              </table:table-cell>
              <table:table-cell office:value-type="float" office:value="-83.9874144308857">
                <text:p>-83.9874144308857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102.446046661362">
                <text:p>102.446046661362</text:p>
              </table:table-cell>
              <table:table-cell office:value-type="float" office:value="41">
                <text:p>41</text:p>
              </table:table-cell>
              <table:table-cell office:value-type="float" office:value="-61.4460466613619">
                <text:p>-61.4460466613619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106.644828193619">
                <text:p>106.644828193619</text:p>
              </table:table-cell>
              <table:table-cell office:value-type="float" office:value="81">
                <text:p>81</text:p>
              </table:table-cell>
              <table:table-cell office:value-type="float" office:value="-25.6448281936185">
                <text:p>-25.6448281936185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07.086805197014">
                <text:p>107.086805197014</text:p>
              </table:table-cell>
              <table:table-cell office:value-type="float" office:value="171">
                <text:p>171</text:p>
              </table:table-cell>
              <table:table-cell office:value-type="float" office:value="63.913194802986">
                <text:p>63.913194802986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105.650379935979">
                <text:p>105.650379935979</text:p>
              </table:table-cell>
              <table:table-cell office:value-type="float" office:value="81">
                <text:p>81</text:p>
              </table:table-cell>
              <table:table-cell office:value-type="float" office:value="-24.6503799359788">
                <text:p>-24.6503799359788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106.644828193619">
                <text:p>106.644828193619</text:p>
              </table:table-cell>
              <table:table-cell office:value-type="float" office:value="76">
                <text:p>76</text:p>
              </table:table-cell>
              <table:table-cell office:value-type="float" office:value="-30.6448281936185">
                <text:p>-30.6448281936185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104.987414430886">
                <text:p>104.987414430886</text:p>
              </table:table-cell>
              <table:table-cell office:value-type="float" office:value="176">
                <text:p>176</text:p>
              </table:table-cell>
              <table:table-cell office:value-type="float" office:value="71.0125855691143">
                <text:p>71.0125855691143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107.086805197014">
                <text:p>107.086805197014</text:p>
              </table:table-cell>
              <table:table-cell office:value-type="float" office:value="34">
                <text:p>34</text:p>
              </table:table-cell>
              <table:table-cell office:value-type="float" office:value="-73.086805197014">
                <text:p>-73.08680519701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0.4$Windows_X86_64 LibreOffice_project/9a9c6381e3f7a62afc1329bd359cc48accb6435b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